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sans-serif"/>
    <style:font-face style:name="Leander" svg:font-family="Leand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eander"/>
    </style:style>
    <style:style style:name="P2" style:family="paragraph" style:parent-style-name="Standard">
      <style:paragraph-properties fo:text-align="start" style:justify-single-word="false"/>
      <style:text-properties style:font-name="Leander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font-name="Leander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eander" fo:font-size="12pt" style:font-size-asian="12pt" style:font-size-complex="12pt"/>
    </style:style>
    <style:style style:name="T1" style:family="text">
      <style:text-properties fo:font-variant="normal" fo:text-transform="none" fo:color="#333333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Zimmerman</text:p>
      <text:p text:style-name="P1">Fall 2014 Senior Project</text:p>
      <text:p text:style-name="P1">Project Bibliography</text:p>
      <text:p text:style-name="P1"/>
      <text:p text:style-name="P3"/>
      <text:p text:style-name="P2"><text:span text:style-name="T1">Dark Forest Wallpapaer 23. (n.d.). Retrieved October 27, 2014, from http://widedscreen.com/dark-forest-wallpaper-23/</text:span> </text:p>
      <text:p text:style-name="P2"/>
      <text:p text:style-name="P2"><text:span text:style-name="T1">Lumberland. (n.d.). Retrieved October 28, 2014, from http://www.darkrye.com/sites/default/files/TreebarkTexture_Tiled2.jpg</text:span> </text:p>
      <text:p text:style-name="P2"/>
      <text:p text:style-name="P2"><text:span text:style-name="T1">Mitchell, B. (n.d.). Acceptable Use Policy - AUP. Retrieved September 19, 2014, from http://compnetworking.about.com/od/filetransferprotocol/a/aup_use_policy.htm</text:span> </text:p>
      <text:p text:style-name="P2"/>
      <text:p text:style-name="P2"><text:span text:style-name="T1">Nadel, B. (n.d.). Privacy Policy/Terms Of Service Generator. Retrieved September 15, 2014, from http://www.bennadel.com/coldfusion/privacy-policy-generator.htm/</text:span> </text:p>
      <text:p text:style-name="P2"/>
      <text:p text:style-name="P2"><text:span text:style-name="T1">PHP5 Tutorial. (n.d.). Retrieved September 11, 2014, from http://www.w3schools.com/php/default.asp</text:span> </text:p>
      <text:p text:style-name="P2"/>
      <text:p text:style-name="P2"><text:span text:style-name="T1">PHP Documentation. (n.d.). Retrieved September 18, 2014, from http://php.net/docs.php</text:span> </text:p>
      <text:p text:style-name="P3"/>
      <text:p text:style-name="P2"><text:span text:style-name="T1">PHP Login Script Tutorial. (n.d.). Retrieved September 25, 2014, from http://www.phpeasystep.com/phptu/6.html</text:span> </text:p>
      <text:p text:style-name="P2"/>
      <text:p text:style-name="P2"><text:span text:style-name="T1">Stack Overflow. (n.d.). Retrieved September 11, 2014, from https://stackoverflow.com/</text:span> </text:p>
      <text:p text:style-name="P2"/>
      <text:p text:style-name="P2">Assistance with some of the styling of the site was provided by David Berg, dbm3@pct.e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sans-serif"/>
    <style:font-face style:name="Leander" svg:font-family="Leand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6T15:56:30.06</meta:creation-date>
    <dc:date>2014-11-10T15:23:56.66</dc:date>
    <meta:editing-duration>PT1H23M40S</meta:editing-duration>
    <meta:editing-cycles>6</meta:editing-cycles>
    <meta:generator>OpenOffice/4.1.0$Win32 OpenOffice.org_project/410m18$Build-9764</meta:generator>
    <meta:document-statistic meta:table-count="0" meta:image-count="0" meta:object-count="0" meta:page-count="1" meta:paragraph-count="12" meta:word-count="108" meta:character-count="1093"/>
  </office:meta>
</office:document-meta>
</file>